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ter" svg:font-family="Bitter, 'Times New Roman', Times, 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3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5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265cm" fo:margin-bottom="0.529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72727" loext:opacity="100%" style:font-name="Bitter" fo:font-size="15pt" fo:letter-spacing="normal" fo:font-style="normal" fo:font-weight="normal"/>
    </style:style>
    <style:style style:name="T2" style:family="text">
      <style:text-properties fo:font-variant="normal" fo:text-transform="none" fo:color="#272727" loext:opacity="100%" style:font-name="Bitter" fo:font-size="15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272727" loext:opacity="100%" style:font-name="Bitter" fo:font-size="1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001d35" loext:opacity="100%" style:font-name="monospace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1d35" loext:opacity="100%" style:font-name="monospace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T8" style:family="text"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545d7e" loext:opacity="100%" style:font-name="monospace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 1985, Richard Stallman fundó la </text:span><text:span text:style-name="T3">Free Software Foundation</text:span><text:span text:style-name="T1"> e introdujo la definición para free software. De acuerdo a esta, el programa es de acceso no restringido si garantiza las siguientes libertades:</text:span><text:line-break/><text:line-break/><text:span text:style-name="T1">4 Ejecutar el programa con cualquier propósito (privado, educativo, público, comercial, militar, etc.).</text:span><text:line-break/><text:line-break/><text:span text:style-name="T1">4 Estudiar y modificar el programa (para lo cual es necesario poder acceder al código fuente).</text:span><text:line-break/><text:line-break/><text:span text:style-name="T1">4 Copiar el programa de manera que se pueda ayudar a cualquier persona.</text:span><text:line-break/><text:line-break/><text:span text:style-name="T1">4 Mejorar el programa y publicar esas mejoras.</text:span><text:line-break/><text:line-break/><text:span text:style-name="T3">Por otra parte, el movimiento "open source" también publicó sus propias reglar que son equivalentes a las anteriores:</text:span><text:line-break/><text:line-break/><text:span text:style-name="T1">4 Libre redistribución. El software debe poder ser regalado o vendido libremente.</text:span><text:line-break/><text:line-break/><text:span text:style-name="T1">4 El código fuente debe estar incluido u obtenerse libremente.</text:span><text:line-break/><text:line-break/><text:span text:style-name="T1">4 Trabajos derivados: la redistribución de modificaciones debe estar permitida.</text:span><text:line-break/><text:line-break/><text:span text:style-name="T1">4 Integridad del código fuente del autor: las licencias pueden requerir que las modificaciones sean redistribuidas sólo como parches.</text:span><text:line-break/><text:line-break/><text:span text:style-name="T1">4 Sin discriminación de personas o grupos: nadie puede dejarse fuera.</text:span><text:line-break/><text:line-break/><text:span text:style-name="T1">4 Sin discriminación de áreas de iniciativa: los usuarios comerciales no pueden ser excluidos.</text:span><text:line-break/><text:line-break/><text:span text:style-name="T1">4 Distribución de la licencia: deben aplicarse los mismos derechos a todo el que reciba el programa</text:span><text:line-break/><text:line-break/><text:span text:style-name="T1">4 La licencia no debe ser específica de un producto: el programa no puede licenciarse solo como parte de una distribución mayor.</text:span><text:line-break/><text:line-break/><text:span text:style-name="T1">4 La licencia no debe restringir otro software: la licencia no puede obligar a que algún otro programa que sea distribuido con el software abierto deba también ser de código abierto.</text:span><text:line-break/><text:line-break/><text:span text:style-name="T1">4 La licencia debe ser tecnológicamente neutral: no debe requerirse la aceptación de la licencia por medio de un acceso por clic o de otra forma específica del medio de soporte del programa.</text:span> </text:p>
      <text:p text:style-name="P1"><text:soft-page-break/></text:p>
      <text:p text:style-name="P2">Diferencias clave:</text:p>
      <text:list text:style-name="L1">
        <text:list-item>
          <text:p text:style-name="P5"><text:span text:style-name="Source_20_Text"><text:span text:style-name="T4">.so</text:span></text:span><text:span text:style-name="T6"> (Linux) vs. </text:span><text:span text:style-name="Source_20_Text"><text:span text:style-name="T4">.dll</text:span></text:span><text:span text:style-name="T6"> (Windows):</text:span></text:p>
          <text:p text:style-name="P3">Ambas son librerías dinámicas, pero tienen extensiones diferentes y se manejan de manera distinta por el sistema operativo. </text:p>
        </text:list-item>
        <text:list-item>
          <text:p text:style-name="P5"><text:span text:style-name="Source_20_Text"><text:span text:style-name="T4">.lib</text:span></text:span><text:span text:style-name="T6"> (Linux):</text:span></text:p>
          <text:p text:style-name="P5"><text:span text:style-name="T8">En Linux, los archivos </text:span><text:span text:style-name="Source_20_Text"><text:span text:style-name="T9">.lib</text:span></text:span><text:span text:style-name="T8"> son archivos de importación que contienen información sobre las funciones disponibles en una librería dinámica. No son librerías estáticas en sí mismas como en Windows. </text:span></text:p>
        </text:list-item>
        <text:list-item>
          <text:p text:style-name="P5"><text:span text:style-name="Source_20_Text"><text:span text:style-name="T4">.a</text:span></text:span><text:span text:style-name="T6"> (Linux):</text:span></text:p>
          <text:p text:style-name="P5"><text:span text:style-name="T8">Los archivos </text:span><text:span text:style-name="Source_20_Text"><text:span text:style-name="T9">.a</text:span></text:span><text:span text:style-name="T8"> son librerías estáticas en Linux, que se enlazan directamente al ejecutable durante la compilación, a diferencia de las librerías dinámicas que se enlazan en tiempo de ejecución. </text:span></text:p>
        </text:list-item>
        <text:list-item>
          <text:p text:style-name="P5"><text:span text:style-name="Strong_20_Emphasis"><text:span text:style-name="T6">Enlazado en tiempo de ejecución:</text:span></text:span></text:p>
          <text:p text:style-name="P3">Tanto en Linux como en Windows, las librerías dinámicas se enlazan al programa cuando se ejecuta, mientras que las librerías estáticas se enlazan en tiempo de compilación. </text:p>
        </text:list-item>
        <text:list-item>
          <text:p text:style-name="P6"><text:span text:style-name="Strong_20_Emphasis"><text:span text:style-name="T6">Uso:</text:span></text:span></text:p>
          <text:p text:style-name="P6"><text:span text:style-name="T8">En Linux, las librerías dinámicas (</text:span><text:span text:style-name="Source_20_Text"><text:span text:style-name="T9">.so</text:span></text:span><text:span text:style-name="T8">) se utilizan para compartir código entre varios programas, mientras que las librerías estáticas (</text:span><text:span text:style-name="Source_20_Text"><text:span text:style-name="T9">.a</text:span></text:span><text:span text:style-name="T8">) se utilizan para incluir el código directamente en el ejecutable. </text:span></text:p>
        </text:list-item>
      </text:list>
      <text:p text:style-name="P4">En resumen:</text:p>
      <text:p text:style-name="P7"><text:span text:style-name="T7">Mientras que Windows usa </text:span><text:span text:style-name="Source_20_Text"><text:span text:style-name="T5">.dll</text:span></text:span><text:span text:style-name="T7"> y </text:span><text:span text:style-name="Source_20_Text"><text:span text:style-name="T5">.lib</text:span></text:span><text:span text:style-name="T7"> para librerías dinámicas y estáticas respectivamente, Linux utiliza </text:span><text:span text:style-name="Source_20_Text"><text:span text:style-name="T5">.so</text:span></text:span><text:span text:style-name="T7"> para librerías dinámicas y </text:span><text:span text:style-name="Source_20_Text"><text:span text:style-name="T5">.a</text:span></text:span><text:span text:style-name="T7"> para librerías estáticas. Los </text:span><text:span text:style-name="Source_20_Text"><text:span text:style-name="T5">.lib</text:span></text:span><text:span text:style-name="T7"> en Linux son archivos de importación para las librerías dinámicas, no librerías estáticas como en Windows. 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ter" svg:font-family="Bitter, 'Times New Roman', Times, 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6:23:02.704000000</meta:creation-date>
    <dc:date>2025-06-17T16:48:45.575000000</dc:date>
    <meta:editing-duration>PT15M31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14" meta:word-count="485" meta:character-count="3088" meta:non-whitespace-character-count="2605"/>
  </office:meta>
</office:document-meta>
</file>